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918cm" table:align="margins"/>
    </style:style>
    <style:style style:name="Tabelle1.A" style:family="table-column">
      <style:table-column-properties style:column-width="18.918cm" style:rel-column-width="65535*"/>
    </style:style>
    <style:style style:name="Tabelle1.A1" style:family="table-cell">
      <style:table-cell-properties fo:padding="0.097cm" fo:border="0.002cm solid #000000"/>
    </style:style>
    <style:style style:name="Tabelle3" style:family="table">
      <style:table-properties style:width="18.918cm" table:align="margins"/>
    </style:style>
    <style:style style:name="Tabelle3.A" style:family="table-column">
      <style:table-column-properties style:column-width="18.918cm" style:rel-column-width="65535*"/>
    </style:style>
    <style:style style:name="Tabelle3.A1" style:family="table-cell">
      <style:table-cell-properties fo:padding="0.097cm" fo:border="0.002cm solid #000000"/>
    </style:style>
    <style:style style:name="Table1" style:family="table">
      <style:table-properties style:width="18.918cm" table:align="margins"/>
    </style:style>
    <style:style style:name="Table1.A" style:family="table-column">
      <style:table-column-properties style:column-width="18.918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8.918cm" table:align="margins"/>
    </style:style>
    <style:style style:name="Table2.A" style:family="table-column">
      <style:table-column-properties style:column-width="18.918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8.918cm" table:align="margins"/>
    </style:style>
    <style:style style:name="Table3.A" style:family="table-column">
      <style:table-column-properties style:column-width="18.918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8.918cm" table:align="margins"/>
    </style:style>
    <style:style style:name="Table4.A" style:family="table-column">
      <style:table-column-properties style:column-width="18.918cm" style:rel-column-width="65535*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8.918cm" table:align="margins"/>
    </style:style>
    <style:style style:name="Table5.A" style:family="table-column">
      <style:table-column-properties style:column-width="18.918cm" style:rel-column-width="65535*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8.918cm" table:align="margins"/>
    </style:style>
    <style:style style:name="Table6.A" style:family="table-column">
      <style:table-column-properties style:column-width="18.918cm" style:rel-column-width="65535*"/>
    </style:style>
    <style:style style:name="Table6.A1" style:family="table-cell">
      <style:table-cell-properties fo:padding="0.097cm" fo:border="0.002cm solid #000000"/>
    </style:style>
    <style:style style:name="Table7" style:family="table">
      <style:table-properties style:width="18.918cm" table:align="margins"/>
    </style:style>
    <style:style style:name="Table7.A" style:family="table-column">
      <style:table-column-properties style:column-width="18.918cm" style:rel-column-width="65535*"/>
    </style:style>
    <style:style style:name="Table7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Courier New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ourier New"/>
    </style:style>
    <style:style style:name="P4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/>
    </style:style>
    <style:style style:name="P5" style:family="paragraph" style:parent-style-name="Standard">
      <style:paragraph-properties fo:text-align="start" style:justify-single-word="false" fo:background-color="#99ccff">
        <style:background-image/>
      </style:paragraph-properties>
      <style:text-properties style:font-name="Courier New" fo:font-size="12pt" fo:language="de" fo:country="DE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background-color="#99ccff" style:text-autospace="none">
        <style:background-image/>
      </style:paragraph-properties>
      <style:text-properties style:font-name="Courier New" fo:font-size="12pt" fo:language="de" fo:country="DE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fo:background-color="#99ccff" style:text-autospace="none">
        <style:background-image/>
      </style:paragraph-properties>
      <style:text-properties style:font-name="Courier New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/>
    </style:style>
    <style:style style:name="P9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 New"/>
    </style:style>
    <style:style style:name="T1" style:family="text">
      <style:text-properties fo:color="#0000ff"/>
    </style:style>
    <style:style style:name="T2" style:family="text">
      <style:text-properties fo:color="#0000ff" fo:language="de" fo:country="DE" style:text-underline-style="none" style:font-name-asian="Courier New" style:font-name-complex="Courier New"/>
    </style:style>
    <style:style style:name="T3" style:family="text">
      <style:text-properties fo:color="#0000ff" fo:language="de" fo:country="DE" style:font-name-asian="Courier New" style:font-name-complex="Courier New"/>
    </style:style>
    <style:style style:name="T4" style:family="text">
      <style:text-properties fo:color="#00ae00" fo:language="de" fo:country="DE" style:text-underline-style="none" style:font-name-asian="Courier New" style:font-name-complex="Courier New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fo:language="de" fo:country="DE"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WDL2WSDL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5">&lt;?xml version="1.0" encoding="UTF-8" standalone="no"?&gt;</text:p>
            <text:p text:style-name="P7"><text:span text:style-name="T7">&lt;definitions name="</text:span><text:span text:style-name="T3">NCName</text:span><text:span text:style-name="T7">"</text:span></text:p>
            <text:p text:style-name="P6"><text:s/>targetNamespace="http://decidr.org/mailws" </text:p>
            <text:p text:style-name="P6"><text:s/>xmlns="http://schemas.xmlsoap.org/wsdl/" </text:p>
            <text:p text:style-name="P6"><text:s/>xmlns:http="http://schemas.xmlsoap.org/wsdl/http/" <text:s text:c="2"/></text:p>
            <text:p text:style-name="P6"><text:s/>xmlns:mime="http://schemas.xmlsoap.org/wsdl/mime/" <text:s text:c="2"/></text:p>
            <text:p text:style-name="P6"><text:s/>xmlns:plnk="http://docs.oasis-open.org/wsbpel/2.0/plnktype" </text:p>
            <text:p text:style-name="P6"><text:s/>xmlns:soap="http://schemas.xmlsoap.org/wsdl/soap/" </text:p>
            <text:p text:style-name="P7"><text:span text:style-name="T7"><text:s/>xmlns:tns="http://decidr.de/</text:span><text:span text:style-name="T4">tenantName</text:span><text:span text:style-name="T7">/wsdl/</text:span><text:span text:style-name="T2">NCName</text:span><text:span text:style-name="T7">" </text:span></text:p>
            <text:p text:style-name="P6"><text:s/>xmlns:vprop="http://docs.oasis-open.org/wsbpel/2.0/varprop" &gt;</text:p>
          </table:table-cell>
        </table:table-row>
      </table:table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4">&lt;types&gt;</text:p>
            <text:p text:style-name="P4"><text:s text:c="2"/>&lt;complexType name=“<text:span text:style-name="T5">startMessage</text:span>“&gt;</text:p>
            <text:p text:style-name="P4"><text:s text:c="4"/>&lt;sequence&gt;</text:p>
            <text:p text:style-name="P4"><text:s text:c="6"/>&lt;element name=“<text:span text:style-name="T5">DWDLVariableName</text:span>“ type=“<text:span text:style-name="T5">QName</text:span>“&gt;</text:p>
            <text:p text:style-name="P4"><text:s text:c="4"/>&lt;/sequence&gt;</text:p>
            <text:p text:style-name="P4"><text:s text:c="2"/>&lt;/complexType&gt;</text:p>
            <text:p text:style-name="P4"><text:s text:c="2"/>&lt;element name=“actor“ type=“actor“ /&gt;</text:p>
            <text:p text:style-name="P4"><text:s text:c="2"/>&lt;element name=“role“ type=“role“ /&gt;</text:p>
            <text:p text:style-name="P4"><text:s text:c="2"/>&lt;complexType name=“actor“&gt;</text:p>
            <text:p text:style-name="P4"><text:s text:c="4"/>&lt;attribute name=“name“ type=“string“ /&gt;</text:p>
            <text:p text:style-name="P4"><text:s text:c="4"/>&lt;attribute name=“userid“ type=“ID“ /&gt;</text:p>
            <text:p text:style-name="P4"><text:s text:c="2"/>&lt;/complexType&gt;</text:p>
            <text:p text:style-name="P4"><text:s text:c="2"/>&lt;complexType name=“role“&gt;</text:p>
            <text:p text:style-name="P4"><text:s text:c="4"/>&lt;sequence&gt;</text:p>
            <text:p text:style-name="P4"><text:s text:c="6"/>&lt;element ref=“actor“</text:p>
            <text:p text:style-name="P4"><text:s text:c="4"/>&lt;/sequence&gt;</text:p>
            <text:p text:style-name="P4"><text:s text:c="4"/>&lt;attribute name=“name“ type=“string“ /&gt;</text:p>
            <text:p text:style-name="P4"><text:s text:c="2"/>&lt;/complexType&gt;</text:p>
            <text:p text:style-name="P4">&lt;/types&gt;</text:p>
            <text:p text:style-name="P4"/>
          </table:table-cell>
        </table:table-row>
      </table:table>
      <text:p text:style-name="P10"/>
      <table:table table:name="Table7" table:style-name="Table7">
        <table:table-column table:style-name="Table7.A"/>
        <table:table-row>
          <table:table-cell table:style-name="Table7.A1" office:value-type="string">
            <text:p text:style-name="P9"/>
            <text:p text:style-name="P9">&lt;message name="processIn"&gt;</text:p>
            <text:p text:style-name="P9"><text:s text:c="2"/>&lt;part name="" element="ota:TravelItinerary"/&gt;</text:p>
            <text:p text:style-name="P9">&lt;/message&gt;</text:p>
            <text:p text:style-name="P9"/>
            <text:p text:style-name="P9">&lt;message name=“processOut“&gt;</text:p>
            <text:p text:style-name="P9"><text:s text:c="2"/>&lt;part name=“</text:p>
            <text:p text:style-name="P9">&lt;/message&gt;</text:p>
          </table:table-cell>
        </table:table-row>
      </table:table>
      <text:p text:style-name="P10"/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&lt;partnerLinkType&gt;</text:p>
          </table:table-cell>
        </table:table-row>
      </table:table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9">&lt;portType&gt;</text:p>
          </table:table-cell>
        </table:table-row>
      </table:table>
      <text:p text:style-name="P10"><text:soft-page-break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9">&lt;service&gt;</text:p>
          </table:table-cell>
        </table:table-row>
      </table:table>
      <text:p text:style-name="P10"/>
      <table:table table:name="Table4" table:style-name="Table4">
        <table:table-column table:style-name="Table4.A"/>
        <table:table-row>
          <table:table-cell table:style-name="Table4.A1" office:value-type="string">
            <text:p text:style-name="P9">&lt;binding&gt;</text:p>
          </table:table-cell>
        </table:table-row>
      </table:table>
      <text:p text:style-name="P11"/>
      <table:table table:name="Table5" table:style-name="Table5">
        <table:table-column table:style-name="Table5.A"/>
        <table:table-row>
          <table:table-cell table:style-name="Table5.A1" office:value-type="string">
            <text:p text:style-name="P9">&lt;property&gt;</text:p>
          </table:table-cell>
        </table:table-row>
      </table:table>
      <text:p text:style-name="P11"/>
      <table:table table:name="Table6" table:style-name="Table6">
        <table:table-column table:style-name="Table6.A"/>
        <table:table-row>
          <table:table-cell table:style-name="Table6.A1" office:value-type="string">
            <text:p text:style-name="P9">&lt;propertyAlias&gt;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58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7T21:59:09.99</meta:creation-date>
    <dc:date>2009-04-27T19:28:46.74</dc:date>
    <meta:editing-duration>PT08H47M46S</meta:editing-duration>
    <meta:editing-cycles>109</meta:editing-cycles>
    <meta:generator>OpenOffice.org/3.0$Win32 OpenOffice.org_project/300m15$Build-9379</meta:generator>
    <meta:document-statistic meta:table-count="9" meta:image-count="0" meta:object-count="0" meta:page-count="2" meta:paragraph-count="42" meta:word-count="73" meta:character-count="1207"/>
    <meta:user-defined meta:name="Info 1"/>
    <meta:user-defined meta:name="Info 2"/>
    <meta:user-defined meta:name="Info 3"/>
    <meta:user-defined meta:name="Info 4"/>
  </office:meta>
</office:document-meta>
</file>